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4557*"/>
    </style:style>
    <style:style style:name="tabFortune.B" style:family="table-column">
      <style:table-column-properties style:column-width="1.03cm" style:rel-column-width="584*"/>
    </style:style>
    <style:style style:name="tabFortune.C" style:family="table-column">
      <style:table-column-properties style:column-width="2.589cm" style:rel-column-width="1468*"/>
    </style:style>
    <style:style style:name="tabFortune.D" style:family="table-column">
      <style:table-column-properties style:column-width="1cm" style:rel-column-width="567*"/>
    </style:style>
    <style:style style:name="tabFortune.E" style:family="table-column">
      <style:table-column-properties style:column-width="2.252cm" style:rel-column-width="1277*"/>
    </style:style>
    <style:style style:name="tabFortune.F" style:family="table-column">
      <style:table-column-properties style:column-width="1.169cm" style:rel-column-width="663*"/>
    </style:style>
    <style:style style:name="tabFortune.G" style:family="table-column">
      <style:table-column-properties style:column-width="2.667cm" style:rel-column-width="1512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min-row-height="0.499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23" style:family="paragraph" style:parent-style-name="DefaultSol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%=PAGE_NUMERO=% %=NUMERO=%</text:p>
      <text:p text:style-name="P22">%=remLineWhenBlank(NON_RETENU)=%</text:p>
      <text:p text:style-name="P20">%=PCAL_HEADER=%<text:tab/><text:tab/><text:tab/><text:tab/><text:tab/><text:tab/><text:tab/><text:tab/><text:tab/><text:tab/><text:tab/><text:tab/></text:p>
      <text:p text:style-name="P24">%#include PCALMembreFamilles#%</text:p>
      <text:p text:style-name="P21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3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<text:soft-page-break/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8</meta:editing-cycles>
    <meta:editing-duration>PT10M8S</meta:editing-duration>
    <dc:date>2020-11-17T08:56:16.90</dc:date>
    <meta:document-statistic meta:table-count="7" meta:image-count="0" meta:object-count="0" meta:page-count="2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